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, apple-system, BlinkMacSystemFont, 'Segoe UI', Roboto, Oxygen, Cantarell, 'Fira Sans', 'Droid Sans', 'Helvetica Neue', sans-serif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Standard">
      <style:text-properties officeooo:paragraph-rsid="0deb3f7d"/>
    </style:style>
    <style:style style:name="P67" style:family="paragraph" style:parent-style-name="Footnote">
      <style:text-properties officeooo:paragraph-rsid="04473353"/>
    </style:style>
    <style:style style:name="P68" style:family="paragraph" style:parent-style-name="Footnote">
      <style:text-properties officeooo:paragraph-rsid="0cf7e116"/>
    </style:style>
    <style:style style:name="P69" style:family="paragraph" style:parent-style-name="Footnote">
      <style:text-properties officeooo:rsid="043ccc66" officeooo:paragraph-rsid="0dca2508"/>
    </style:style>
    <style:style style:name="P70" style:family="paragraph" style:parent-style-name="Footnote">
      <style:text-properties officeooo:rsid="043ccc66" officeooo:paragraph-rsid="0e5afad8"/>
    </style:style>
    <style:style style:name="P71" style:family="paragraph" style:parent-style-name="Standard">
      <style:text-properties officeooo:paragraph-rsid="0e0f3ce4"/>
    </style:style>
    <style:style style:name="P72" style:family="paragraph" style:parent-style-name="Standard">
      <style:text-properties officeooo:paragraph-rsid="0e153b91"/>
    </style:style>
    <style:style style:name="P73" style:family="paragraph" style:parent-style-name="Standard">
      <style:text-properties officeooo:paragraph-rsid="0e26e14b"/>
    </style:style>
    <style:style style:name="P74" style:family="paragraph" style:parent-style-name="Standard">
      <style:text-properties officeooo:paragraph-rsid="0e5c6890"/>
    </style:style>
    <style:style style:name="P75" style:family="paragraph" style:parent-style-name="Footnote">
      <style:text-properties officeooo:paragraph-rsid="0e72255e"/>
    </style:style>
    <style:style style:name="P76" style:family="paragraph" style:parent-style-name="Footnote">
      <style:text-properties officeooo:paragraph-rsid="0e81bf91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Footnote">
      <style:text-properties officeooo:paragraph-rsid="0ee8b686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text-underline-style="none" officeooo:rsid="0ee1abbb"/>
    </style:style>
    <style:style style:name="T214" style:family="text">
      <style:text-properties fo:color="#000000" loext:opacity="100%" style:text-line-through-style="none" style:text-line-through-type="none" style:text-underline-style="none" officeooo:rsid="0ee5411e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officeooo:rsid="004804ae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officeooo:rsid="047da547"/>
    </style:style>
    <style:style style:name="T3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9" style:family="text">
      <style:text-properties style:use-window-font-color="true" loext:opacity="0%" style:font-name="Liberation Sans" fo:font-size="12pt" style:font-size-asian="12pt" style:font-size-complex="12pt"/>
    </style:style>
    <style:style style:name="T340" style:family="text">
      <style:text-properties officeooo:rsid="04473353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officeooo:rsid="0aace3cd"/>
    </style:style>
    <style:style style:name="T345" style:family="text">
      <style:text-properties officeooo:rsid="0b952edb"/>
    </style:style>
    <style:style style:name="T346" style:family="text">
      <style:text-properties fo:font-size="8pt" style:font-size-asian="8pt" style:font-size-complex="8pt" loext:padding="0.049cm" loext:border="0.31pt solid #000000"/>
    </style:style>
    <style:style style:name="T347" style:family="text">
      <style:text-properties officeooo:rsid="0cf7e116"/>
    </style:style>
    <style:style style:name="T348" style:family="text">
      <style:text-properties officeooo:rsid="01657261" style:font-size-complex="12pt"/>
    </style:style>
    <style:style style:name="T349" style:family="text">
      <style:text-properties officeooo:rsid="0e5635a7"/>
    </style:style>
    <style:style style:name="T350" style:family="text">
      <style:text-properties officeooo:rsid="0e56c5f4"/>
    </style:style>
    <style:style style:name="T351" style:family="text">
      <style:text-properties officeooo:rsid="0e80285f"/>
    </style:style>
    <style:style style:name="T352" style:family="text">
      <style:text-properties officeooo:rsid="0e838e2a"/>
    </style:style>
    <style:style style:name="T353" style:family="text">
      <style:text-properties officeooo:rsid="0e83c34e"/>
    </style:style>
    <style:style style:name="T354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7" style:family="text">
      <style:text-properties fo:color="#808080" loext:opacity="100%" style:font-name="Liberation Sans" fo:font-size="12pt" style:font-size-asian="12pt" style:font-size-complex="12pt"/>
    </style:style>
    <style:style style:name="T36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officeooo:rsid="0ee1abbb"/>
    </style:style>
    <style:style style:name="T3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Strong_20_Emphasis"><text:span text:style-name="T239">C</text:span></text:span><text:span text:style-name="Strong_20_Emphasis"><text:span text:style-name="T238">hecklist voor </text:span></text:span><text:span text:style-name="Strong_20_Emphasis"><text:span text:style-name="T240">de installatie</text:span></text:span><text:span text:style-name="Strong_20_Emphasis"><text:span text:style-name="T238"> van </text:span></text:span><text:reference-mark-start text:name="Distributie"/><text:span text:style-name="Strong_20_Emphasis"><text:span text:style-name="T241">Ubuntu</text:span></text:span><text:reference-mark-end text:name="Distributie"/><text:span text:style-name="Strong_20_Emphasis"><text:span text:style-name="T241"> </text:span></text:span><text:reference-mark-start text:name="Versie"/><text:span text:style-name="Strong_20_Emphasis"><text:span text:style-name="T242">2</text:span></text:span><text:span text:style-name="Strong_20_Emphasis"><text:span text:style-name="T246">2</text:span></text:span><text:span text:style-name="Strong_20_Emphasis"><text:span text:style-name="T243">.04</text:span></text:span><text:reference-mark-end text:name="Versie"/><text:span text:style-name="Strong_20_Emphasis"><text:span text:style-name="T247"> </text:span></text:span><text:span text:style-name="Strong_20_Emphasis"><text:span text:style-name="T248">LTS</text:span></text:span><text:span text:style-name="Strong_20_Emphasis"><text:span text:style-name="T248"><text:note text:id="ftn1" text:note-class="footnote"><text:note-citation>1</text:note-citation><text:note-body><text:p text:style-name="P84"><text:span text:style-name="T269">LTS</text:span><text:span text:style-name="T277"> </text:span><text:span text:style-name="T278">staat voor</text:span><text:span text:style-name="T276"> </text:span><text:span text:style-name="T269">Long-Term Support, langetermijnondersteuning, </text:span><text:span text:style-name="T279">en </text:span><text:span text:style-name="T280">d</text:span><text:span text:style-name="T279">eze </text:span><text:span text:style-name="T279"><text:reference-ref text:reference-format="text" text:ref-name="Distributie">Ubuntu</text:reference-ref></text:span><text:span text:style-name="T279"><text:s/></text:span><text:span text:style-name="T279"><text:reference-ref text:reference-format="text" text:ref-name="Versie">22.04</text:reference-ref></text:span><text:span text:style-name="T279"><text:s/>LTS </text:span><text:span text:style-name="T281">(codenaam </text:span><text:span text:style-name="T282">j</text:span><text:span text:style-name="T371">ammy</text:span><text:span text:style-name="T281">) </text:span><text:span text:style-name="T278">van</text:span><text:span text:style-name="T275"> </text:span><text:span text:style-name="T273">april</text:span><text:span text:style-name="T271"> 202</text:span><text:span text:style-name="T273">2 </text:span><text:span text:style-name="T269">wordt </text:span><text:span text:style-name="T270">vijf</text:span><text:span text:style-name="T269"> jaar onder</text:span><text:span text:style-name="T275">houden</text:span><text:span text:style-name="T274"> </text:span><text:span text:style-name="T269">tot </text:span><text:span text:style-name="T273">april</text:span><text:span text:style-name="T268"> </text:span><text:span text:style-name="T269">202</text:span><text:span text:style-name="T273">7</text:span><text:span text:style-name="T272">.</text:span></text:p></text:note-body></text:note></text:span></text:span><text:span text:style-name="Strong_20_Emphasis"><text:span text:style-name="T249"> </text:span></text:span><text:reference-mark-start text:name="Editie"/><text:span text:style-name="Strong_20_Emphasis"><text:span text:style-name="T250">D</text:span></text:span><text:span text:style-name="Strong_20_Emphasis"><text:span text:style-name="T244">esktop</text:span></text:span><text:reference-mark-end text:name="Editie"/><text:span text:style-name="Strong_20_Emphasis"><text:span text:style-name="T245">.</text:span></text:span></text:p>
      <text:p text:style-name="P10"/>
      <text:p text:style-name="P72"><text:span text:style-name="T75">Kijk op</text:span><text:span text:style-name="T238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8"> </text:span><text:span text:style-name="T313">voor</text:span><text:span text:style-name="T314"> </text:span><text:span text:style-name="T315">deze en andere </text:span><text:span text:style-name="T316">Linux documenten</text:span><text:span text:style-name="T105">, scripts, </text:span><text:span text:style-name="T106">en informatie</text:span><text:span text:style-name="T105">.</text:span></text:p>
      <text:p text:style-name="P11"/>
      <text:p text:style-name="P41"><text:span text:style-name="T69">D</text:span><text:span text:style-name="T68">it is een invulbare PD</text:span><text:span text:style-name="T70">F</text:span><text:span text:style-name="T68"> met tekst- en keuzevakken; </text:span><text:span text:style-name="T71">a</text:span><text:span text:style-name="T68">fdrukken is niet noodzakelijk.</text:span></text:p>
      <text:p text:style-name="P12"/>
      <text:p text:style-name="P9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7">(zie toelichting)</text:span><text:span text:style-name="T17">:</text:span></text:p>
      <text:p text:style-name="P2"><text:span text:style-name="Definition"><text:span text:style-name="T334">g</text:span></text:span><text:span text:style-name="Definition"><text:span text:style-name="T333">ebruiker</text:span></text:span><text:span text:style-name="Definition"><text:span text:style-name="T322"><text:tab/><text:tab/></text:span></text:span><text:span text:style-name="Definition"><text:span text:style-name="T339"> <text:tab/><text:tab/></text:span></text:span><text:span text:style-name="T323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23"><text:tab/></text:span><text:span text:style-name="T324">(</text:span><text:span text:style-name="T319">volledige naam, bijv. </text:span><text:span text:style-name="T321">J</text:span><text:span text:style-name="T338">a</text:span><text:span text:style-name="T321">n </text:span><text:span text:style-name="T338">Jansen</text:span><text:span text:style-name="T320">)</text:span></text:p>
      <text:p text:style-name="Standard"><text:span text:style-name="Definition"><text:span text:style-name="T334">g</text:span></text:span><text:span text:style-name="Definition"><text:span text:style-name="T333">ebruikersnaam</text:span></text:span><text:span text:style-name="Definition"><text:span text:style-name="T318"><text:tab/></text:span></text:span><text:span text:style-name="Definition"><text:span text:style-name="T318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18"><text:tab/></text:span></text:span><text:span text:style-name="T9">(korte naam, bijv. </text:span><text:span text:style-name="T253">j</text:span><text:span text:style-name="T254">an</text:span><text:span text:style-name="T9">)</text:span></text:p>
      <text:p text:style-name="P1"><text:span text:style-name="Definition"><text:span text:style-name="T336">c</text:span></text:span><text:span text:style-name="Definition"><text:span text:style-name="T335">omputernaam</text:span></text:span><text:span text:style-name="Definition"><text:span text:style-name="T325"><text:tab/><text:tab/></text:span></text:span><text:span text:style-name="Definition"><text:span text:style-name="T323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23"><text:tab/></text:span></text:span><text:span text:style-name="Definition"><text:span text:style-name="T326">(</text:span></text:span><text:span text:style-name="Definition"><text:span text:style-name="T327">naam van de compute</text:span></text:span><text:span text:style-name="Definition"><text:span text:style-name="T328">r, </text:span></text:span><text:span text:style-name="Definition"><text:span text:style-name="T329">bijv. </text:span></text:span><text:span text:style-name="Definition"><text:span text:style-name="T330">pc02</text:span></text:span><text:span text:style-name="Definition"><text:span text:style-name="T326">)</text:span></text:span></text:p>
      <text:p text:style-name="P1"><text:span text:style-name="Definition"><text:span text:style-name="T334">o</text:span></text:span><text:span text:style-name="Definition"><text:span text:style-name="T333">pstartmenu</text:span></text:span><text:span text:style-name="Definition"><text:span text:style-name="T323"><text:tab/><text:tab/><text:tab/></text:span></text:span><text:span text:style-name="Definition"><text:span text:style-name="T323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23"><text:tab/></text:span></text:span><text:span text:style-name="Definition"><text:span text:style-name="T326">(</text:span></text:span><text:span text:style-name="Definition"><text:span text:style-name="T327">to</text:span></text:span><text:span text:style-name="Definition"><text:span text:style-name="T331">ets voor het opstartmedium</text:span></text:span><text:span text:style-name="Definition"><text:span text:style-name="T332">)</text:span></text:span></text:p>
      <text:p text:style-name="P6"><text:span text:style-name="Definition"><text:span text:style-name="T336">i</text:span></text:span><text:span text:style-name="Definition"><text:span text:style-name="T337">nstellingen</text:span></text:span><text:span text:style-name="T326"><text:tab/><text:tab/> <text:tab/></text:span><text:span text:style-name="T326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26"><text:tab/>(</text:span><text:span text:style-name="T327">toets voor het UEFI-BIOS-scherm</text:span><text:span text:style-name="T326">)</text:span></text:p>
      <text:p text:style-name="P3"><text:span text:style-name="Definition"><text:span text:style-name="T355">g</text:span></text:span><text:span text:style-name="Definition"><text:span text:style-name="T354">ebruiker</text:span></text:span><text:span text:style-name="Definition"><text:span text:style-name="T356">2</text:span></text:span><text:span text:style-name="Definition"><text:span text:style-name="T357"><text:tab/></text:span></text:span><text:span text:style-name="Definition"><text:span text:style-name="T367"> <text:tab/><text:tab/></text:span></text:span><text:span text:style-name="T358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58"><text:tab/></text:span><text:span text:style-name="T359">(</text:span><text:span text:style-name="T360">volledige naam </text:span><text:span text:style-name="T361">evt. 2</text:span><text:span text:style-name="T368">e</text:span><text:span text:style-name="T361"> gebruiker</text:span><text:span text:style-name="T362">)</text:span></text:p>
      <text:p text:style-name="P73"><text:span text:style-name="Definition"><text:span text:style-name="T355">g</text:span></text:span><text:span text:style-name="Definition"><text:span text:style-name="T354">ebruikersnaam</text:span></text:span><text:span text:style-name="Definition"><text:span text:style-name="T356">2</text:span></text:span><text:span text:style-name="Definition"><text:span text:style-name="T363"><text:tab/></text:span></text:span><text:span text:style-name="Definition"><text:span text:style-name="T363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63"><text:tab/></text:span></text:span><text:span text:style-name="T364">(korte naam</text:span><text:span text:style-name="T365"> </text:span><text:span text:style-name="T366">evt. 2</text:span><text:span text:style-name="T369">e</text:span><text:span text:style-name="T366"> gebruiker</text:span><text:span text:style-name="T364">)</text:span></text:p>
      <text:p text:style-name="P3"><text:span text:style-name="T255">Vervang </text:span><text:span text:style-name="Definition"><text:span text:style-name="T11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5"/>
      <text:p text:style-name="P5"/>
      <text:p text:style-name="P4"><text:span text:style-name="T264">Nog niet op Linux?</text:span><text:span text:style-name="T257"><text:tab/></text:span><text:span text:style-name="T261"><text:tab/></text:span><text:span text:style-name="T262">G</text:span><text:span text:style-name="T258">ebruik </text:span><text:span text:style-name="Strong_20_Emphasis"><text:span text:style-name="T265">Checklist migratie</text:span></text:span><text:span text:style-name="T2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9"> onder </text:span><text:span text:style-name="T263">Linux</text:span><text:span text:style-name="T260">.</text:span></text:p>
      <text:p text:style-name="P42"><text:span text:style-name="T227">Nieuwe installatie?</text:span><text:span text:style-name="T222"><text:tab/></text:span><text:span text:style-name="T224"></text:span><text:span text:style-name="T226"><text:tab/></text:span><text:span text:style-name="T225">B</text:span><text:span text:style-name="T222">egin bij hoofdstuk </text:span><text:span text:style-name="T227"><text:bookmark-ref text:reference-format="page" text:ref-name="__RefNumPara__4009_1271708128">2</text:bookmark-ref></text:span><text:span text:style-name="T222"><text:s text:c="2"/></text:span><text:span text:style-name="T228"><text:bookmark-ref text:reference-format="text" text:ref-name="__RefNumPara__4009_1271708128">Installatie uitvoeren</text:bookmark-ref></text:span><text:span text:style-name="T223">.</text:span></text:p>
      <text:p text:style-name="P25"/>
      <text:p text:style-name="P25"/>
      <text:list xml:id="list250285850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5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9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52">Debian-</text:span><text:span text:style-name="T353">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3"><text:note text:id="ftn4" text:note-class="footnote"><text:note-citation>4</text:note-citation><text:note-body><text:p text:style-name="P68"><text:span text:style-name="T221">D</text:span>e <text:span text:style-name="T346">Super</text:span>-toets <text:span text:style-name="T221">is </text:span>de Windows<text:span text:style-name="T347">-</text:span><text:span text:style-name="T345">toets</text:span>, <text:span text:style-name="T347">C</text:span>ommand-<text:span text:style-name="T345">toets</text:span>, of <text:span text:style-name="T347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4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4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4"/>
      <text:list xml:id="list92226243368486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25">Start de computer op vanaf </text:span><text:span text:style-name="T283">een </text:span><text:span text:style-name="T283"><text:reference-ref text:reference-format="text" text:ref-name="Distributie">Ubuntu</text:reference-ref></text:span><text:span text:style-name="T283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7"><text:span text:style-name="T340">Vanaf ee</text:span>n Live <text:span text:style-name="T370">usb</text:span><text:span text:style-name="T344">-stick </text:span><text:span text:style-name="T349">(</text:span><text:span text:style-name="T344">of </text:span><text:span text:style-name="T350">dvd</text:span><text:span text:style-name="T349">)</text:span><text:span text:style-name="T19"> </text:span>kunt <text:span text:style-name="T340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3">usb</text:span><text:span text:style-name="T212">-stick</text:span><text:span text:style-name="T212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57">-beeldbestand</text:span></text:span><text:span text:style-name="Strong_20_Emphasis"><text:span text:style-name="T33"> </text:span></text:span><text:span text:style-name="Strong_20_Emphasis"><text:span text:style-name="T55">(.iso) </text:span></text:span><text:span text:style-name="Strong_20_Emphasis"><text:span text:style-name="T33">vanaf </text:span></text:span><text:a xlink:type="simple" xlink:href="https://nl.releases.ubuntu.com/" text:style-name="Internet_20_link" text:visited-style-name="Visited_20_Internet_20_Link"><text:span text:style-name="Strong_20_Emphasis"><text:span text:style-name="T342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61">Ubuntu 2</text:span></text:span><text:span text:style-name="Strong_20_Emphasis"><text:span text:style-name="T62">2</text:span></text:span><text:span text:style-name="Strong_20_Emphasis"><text:span text:style-name="T61">.04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5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20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</text:span></text:span><text:span text:style-name="Strong_20_Emphasis"><text:span text:style-name="T54">usb</text:span></text:span><text:span text:style-name="Strong_20_Emphasis"><text:span text:style-name="T30">-stick </text:span></text:span><text:span text:style-name="Strong_20_Emphasis"><text:span text:style-name="T58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6">Zoek</text:span></text:span><text:span text:style-name="Strong_20_Emphasis"><text:span text:style-name="T29"> </text:span></text:span><text:span text:style-name="Strong_20_Emphasis"><text:span text:style-name="T60">s</text:span></text:span><text:span text:style-name="Strong_20_Emphasis"><text:span text:style-name="T63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9">Schijven</text:span></text:span><text:span text:style-name="Strong_20_Emphasis"><text:span text:style-name="T38">. Selecteer de </text:span></text:span><text:span text:style-name="Strong_20_Emphasis"><text:span text:style-name="T52">usb</text:span></text:span><text:span text:style-name="Strong_20_Emphasis"><text:span text:style-name="T38">-stick in de lijst van schijven aan de linkerkant en klik rechtsboven op </text:span></text:span><text:span text:style-name="Strong_20_Emphasis"><text:span text:style-name="T64">Schijfinstellingen</text:span></text:span><text:span text:style-name="Strong_20_Emphasis"><text:span text:style-name="T38"> </text:span></text:span><text:span text:style-name="Strong_20_Emphasis"><text:span text:style-name="T64">⋮</text:span></text:span><text:span text:style-name="Strong_20_Emphasis"><text:span text:style-name="T38"> (icoontje met de drie puntjes).</text:span></text:span></text:p><text:p text:style-name="P75"><text:span text:style-name="Strong_20_Emphasis"><text:span text:style-name="T38"><text:tab/>Kies </text:span></text:span><text:span text:style-name="Strong_20_Emphasis"><text:span text:style-name="T64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Strong_20_Emphasis"><text:span text:style-name="T53">cd</text:span></text:span><text:span text:style-name="T22">-beeldbestand </text:span><text:span text:style-name="T23">(.iso)</text:span><text:span text:style-name="Strong_20_Emphasis"><text:span text:style-name="T43">.</text:span></text:span></text:p><text:p text:style-name="P78"><text:span text:style-name="Strong_20_Emphasis"><text:span text:style-name="T38"><text:tab/>Klik op </text:span></text:span><text:span text:style-name="Strong_20_Emphasis"><text:span text:style-name="T64">Terugzetten starten</text:span></text:span><text:span text:style-name="Strong_20_Emphasis"><text:span text:style-name="T38"> en vervolgens op </text:span></text:span><text:span text:style-name="Strong_20_Emphasis"><text:span text:style-name="T64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 </text:span><text:span text:style-name="T214">of dvd.</text:span></text:p>
            <text:p text:style-name="P45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48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6">Kies</text:span></text:span><text:span text:style-name="Strong_20_Emphasis"><text:span text:style-name="T76"> </text:span></text:span><text:span text:style-name="Strong_20_Emphasis"><text:span text:style-name="T157">als</text:span></text:span><text:span text:style-name="Strong_20_Emphasis"><text:span text:style-name="T77"> </text:span></text:span><text:span text:style-name="Strong_20_Emphasis"><text:span text:style-name="T78">mogelijk</text:span></text:span><text:span text:style-name="Strong_20_Emphasis"><text:span text:style-name="T76"> </text:span></text:span><text:span text:style-name="Strong_20_Emphasis"><text:span text:style-name="T79">met pijltjes-toetsen</text:span></text:span><text:span text:style-name="Strong_20_Emphasis"><text:span text:style-name="T80"> </text:span></text:span><text:span text:style-name="Strong_20_Emphasis"><text:span text:style-name="T178">Nederlands</text:span></text:span><text:span text:style-name="Strong_20_Emphasis"><text:span text:style-name="T81"> </text:span></text:span><text:span text:style-name="Strong_20_Emphasis"><text:span text:style-name="T79">en druk op </text:span></text:span><text:span text:style-name="Strong_20_Emphasis"><text:span text:style-name="T82">de </text:span></text:span><text:span text:style-name="Strong_20_Emphasis"><text:span text:style-name="T83">Enter</text:span></text:span><text:span text:style-name="Strong_20_Emphasis"><text:span text:style-name="T82">-toets.</text:span>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67">Kies </text:span><text:span text:style-name="T266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7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4">Als </text:span></text:span><text:span text:style-name="Strong_20_Emphasis"><text:span text:style-name="T85">het </text:span></text:span><text:span text:style-name="Strong_20_Emphasis"><text:span text:style-name="T86">het scherm </text:span></text:span><text:span text:style-name="Strong_20_Emphasis"><text:span text:style-name="T185">Draadloos</text:span></text:span><text:span text:style-name="Strong_20_Emphasis"><text:span text:style-name="T86"> </text:span></text:span><text:span text:style-name="Strong_20_Emphasis"><text:span text:style-name="T85">verschijnt, </text:span></text:span><text:span text:style-name="Strong_20_Emphasis"><text:span text:style-name="T87">kies</text:span></text:span><text:span text:style-name="Strong_20_Emphasis"><text:span text:style-name="T86"> </text:span></text:span><text:span text:style-name="Strong_20_Emphasis"><text:span text:style-name="T109">het</text:span></text:span><text:span text:style-name="Strong_20_Emphasis"><text:span text:style-name="T87"> draadloos netwerk, maak </text:span></text:span><text:span text:style-name="Strong_20_Emphasis"><text:span text:style-name="T75">verbinding, </text:span></text:span><text:span text:style-name="Strong_20_Emphasis"><text:span text:style-name="T88">en klik</text:span></text:span><text:span text:style-name="Strong_20_Emphasis"><text:span text:style-name="T75"> </text:span></text:span><text:span text:style-name="Strong_20_Emphasis"><text:span text:style-name="T89">op </text:span></text:span><text:span text:style-name="Strong_20_Emphasis"><text:span text:style-name="T181">Verder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112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85">het gewenste </text:span></text:span><text:span text:style-name="Strong_20_Emphasis"><text:span text:style-name="T300">Installatie type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71"><text:span text:style-name="Strong_20_Emphasis"><text:span text:style-name="T286">K</text:span></text:span><text:span text:style-name="Strong_20_Emphasis"><text:span text:style-name="T92">lik </text:span></text:span><text:span text:style-name="Strong_20_Emphasis"><text:span text:style-name="T93">op</text:span></text:span><text:span text:style-name="Strong_20_Emphasis"><text:span text:style-name="T92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92">, </text:span></text:span><text:span text:style-name="Strong_20_Emphasis"><text:span text:style-name="T104">of klik op </text:span></text:span><text:span text:style-name="Strong_20_Emphasis"><text:span text:style-name="T179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4">ontroleer de </text:span></text:span><text:span text:style-name="Strong_20_Emphasis"><text:span text:style-name="T95">voorgestelde </text:span></text:span><text:span text:style-name="Strong_20_Emphasis"><text:span text:style-name="T94">schijfindelin</text:span></text:span><text:span text:style-name="Strong_20_Emphasis"><text:span text:style-name="T96">g,</text:span></text:span><text:span text:style-name="Strong_20_Emphasis"><text:span text:style-name="T94"> </text:span></text:span><text:span text:style-name="Strong_20_Emphasis"><text:span text:style-name="T97">kies de gewenste schijf, </text:span></text:span><text:span text:style-name="Strong_20_Emphasis"><text:span text:style-name="T96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7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Wilt u deze aanpassingen wegschrijven naar de schijven? </text:span></text:span><text:span text:style-name="Strong_20_Emphasis"><text:span text:style-name="T98">controleer de </text:span></text:span><text:span text:style-name="Strong_20_Emphasis"><text:span text:style-name="T99">partities</text:span></text:span><text:span text:style-name="Strong_20_Emphasis"><text:span text:style-name="T98"> </text:span></text:span><text:span text:style-name="Strong_20_Emphasis"><text:span text:style-name="T100">die </text:span></text:span><text:span text:style-name="Strong_20_Emphasis"><text:span text:style-name="T101">geformatteerd</text:span></text:span><text:span text:style-name="Strong_20_Emphasis"><text:span text:style-name="T100"> worden </text:span></text:span><text:span text:style-name="Strong_20_Emphasis"><text:span text:style-name="T98">en </text:span></text:span><text:span text:style-name="Strong_20_Emphasis"><text:span text:style-name="T90">klik </text:span></text:span><text:span text:style-name="Strong_20_Emphasis"><text:span text:style-name="T92">op </text:span></text:span><text:span text:style-name="Strong_20_Emphasis"><text:span text:style-name="T18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112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87">O</text:span></text:span><text:span text:style-name="Strong_20_Emphasis"><text:span text:style-name="T288">p </text:span></text:span><text:span text:style-name="Strong_20_Emphasis"><text:span text:style-name="T289">het </text:span></text:span><text:span text:style-name="Strong_20_Emphasis"><text:span text:style-name="T290">scherm </text:span></text:span><text:span text:style-name="Strong_20_Emphasis"><text:span text:style-name="T301">Waar bevindt u zich?</text:span></text:span><text:span text:style-name="Strong_20_Emphasis"><text:span text:style-name="T290"> </text:span></text:span><text:span text:style-name="Strong_20_Emphasis"><text:span text:style-name="T291">controleer </text:span></text:span><text:span text:style-name="Strong_20_Emphasis"><text:span text:style-name="T292">de </text:span></text:span><text:span text:style-name="Strong_20_Emphasis"><text:span text:style-name="T291">locatie en </text:span></text:span><text:span text:style-name="Strong_20_Emphasis"><text:span text:style-name="T287">klik </text:span></text:span><text:span text:style-name="Strong_20_Emphasis"><text:span text:style-name="T290">op </text:span></text:span><text:span text:style-name="Strong_20_Emphasis"><text:span text:style-name="T301">Verder</text:span></text:span><text:span text:style-name="Strong_20_Emphasis"><text:span text:style-name="T290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12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2">Op </text:span><text:span text:style-name="T303">het </text:span><text:span text:style-name="T301">scherm </text:span><text:span text:style-name="Strong_20_Emphasis"><text:span text:style-name="T301">Wie bent u?</text:span></text:span><text:span text:style-name="T301"> </text:span><text:span text:style-name="T302">vul </text:span><text:span text:style-name="T304">in </text:span><text:span text:style-name="Strong_20_Emphasis"><text:span text:style-name="T305">Uw n</text:span></text:span><text:span text:style-name="Strong_20_Emphasis"><text:span text:style-name="T306">aam</text:span></text:span><text:span text:style-name="Strong_20_Emphasis"><text:span text:style-name="T293"> </text:span></text:span><text:span text:style-name="Definition"><text:span text:style-name="T5">gebruiker</text:span></text:span><text:span text:style-name="Strong_20_Emphasis"><text:span text:style-name="T294">, <text:line-break/></text:span></text:span><text:span text:style-name="Strong_20_Emphasis"><text:span text:style-name="T306">Naam </text:span></text:span><text:span text:style-name="Strong_20_Emphasis"><text:span text:style-name="T305">van uw </text:span></text:span><text:span text:style-name="Strong_20_Emphasis"><text:span text:style-name="T30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93">,<text:line-break/></text:span></text:span><text:span text:style-name="Strong_20_Emphasis"><text:span text:style-name="T305">Kies een g</text:span></text:span><text:span text:style-name="Strong_20_Emphasis"><text:span text:style-name="T307">ebruikersnaam</text:span></text:span><text:span text:style-name="Strong_20_Emphasis"><text:span text:style-name="T293"> </text:span></text:span><text:span text:style-name="Definition"><text:span text:style-name="T5">gebruikersnaam</text:span></text:span><text:span text:style-name="Strong_20_Emphasis"><text:span text:style-name="T293">,<text:line-break/></text:span></text:span><text:span text:style-name="Strong_20_Emphasis"><text:span text:style-name="T295">g</text:span></text:span><text:span text:style-name="Strong_20_Emphasis"><text:span text:style-name="T284">eef tweemaal een </text:span></text:span><text:span text:style-name="Strong_20_Emphasis"><text:span text:style-name="T299">wachtwoord</text:span></text:span><text:span text:style-name="Strong_20_Emphasis"><text:span text:style-name="T284">,</text:span></text:span><text:span text:style-name="Strong_20_Emphasis"><text:span text:style-name="T296"> </text:span></text:span><text:span text:style-name="Strong_20_Emphasis"><text:span text:style-name="T297">en</text:span></text:span><text:span text:style-name="Strong_20_Emphasis"><text:span text:style-name="T296"> </text:span></text:span><text:span text:style-name="Strong_20_Emphasis"><text:span text:style-name="T298">k</text:span></text:span><text:span text:style-name="Strong_20_Emphasis"><text:span text:style-name="T284">lik op </text:span></text:span><text:span text:style-name="Strong_20_Emphasis"><text:span text:style-name="T299">Verder</text:span></text:span><text:span text:style-name="Strong_20_Emphasis"><text:span text:style-name="T284">.</text:span></text:span></text:p>
          </table:table-cell>
        </table:table-row>
      </table:table>
      <text:p text:style-name="P44"><text:span text:style-name="Strong_20_Emphasis"><text:span text:style-name="T164"/></text:span></text:p>
      <text:list xml:id="list92225183036690" text:continue-numbering="true" text:style-name="L1">
        <text:list-item>
          <text:p text:style-name="P86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8"><text:span text:style-name="Strong_20_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3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1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4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1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6"><text:span text:style-name="T352">Debian-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3"><text:span text:style-name="T234">De </text:span><text:span text:style-name="T235">Super</text:span><text:span text:style-name="T234">-toets is de Windows</text:span><text:span text:style-name="T236">-</text:span><text:span text:style-name="T237">toets</text:span><text:span text:style-name="T234">, </text:span><text:span text:style-name="T236">C</text:span><text:span text:style-name="T234">ommand-</text:span><text:span text:style-name="T237">toets</text:span><text:span text:style-name="T234">, of </text:span><text:span text:style-name="T236">V</text:span><text:span text:style-name="T234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7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8"><text:span text:style-name="Strong_20_Emphasis"><text:span text:style-name="T102"><text:tab/></text:span></text:span></text:p>
      <text:p text:style-name="P49"><text:span text:style-name="Strong_20_Emphasis"><text:span text:style-name="T133"/></text:span></text:p>
      <text:p text:style-name="P50"><text:span text:style-name="Strong_20_Emphasis"><text:span text:style-name="T120"/></text:span></text:p>
      <text:list xml:id="list92225791332682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8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45"><text:note text:id="ftn9" text:note-class="footnote"><text:note-citation>1</text:note-citation><text:note-body><text:p text:style-name="P70"><text:span text:style-name="User_20_Entry"><text:span text:style-name="T215">E</text:span></text:span><text:span text:style-name="User_20_Entry"><text:span text:style-name="T216">ventuele extra </text:span></text:span><text:span text:style-name="User_20_Entry"><text:span text:style-name="T217">gebruiker</text:span></text:span><text:span text:style-name="User_20_Entry"><text:span text:style-name="T216">s aanmelden en dezelfde stappen uitvoeren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3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 text:id="ftn10" text:note-class="footnote"><text:note-citation>2</text:note-citation><text:note-body><text:p text:style-name="P68"><text:span text:style-name="T221">D</text:span>e <text:span text:style-name="T346">Super</text:span>-toets <text:span text:style-name="T221">is </text:span>de Windows<text:span text:style-name="T347">-</text:span><text:span text:style-name="T345">toets</text:span>, <text:span text:style-name="T347">C</text:span>ommand-<text:span text:style-name="T345">toets</text:span>, of <text:span text:style-name="T347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9"><text:span text:style-name="Strong_20_Emphasis"><text:span text:style-name="T150"/></text:span></text:p>
      <text:p text:style-name="P38"/>
      <text:p text:style-name="P38"/>
      <text:p text:style-name="P40"><text:span text:style-name="T229">E</text:span><text:span text:style-name="T230">inde c</text:span><text:span text:style-name="T231">hecklist, </text:span><text:span text:style-name="T232">d</text:span><text:span text:style-name="T231">e installatie van </text:span><text:span text:style-name="T231"><text:reference-ref text:reference-format="text" text:ref-name="Distributie">Ubuntu</text:reference-ref></text:span><text:span text:style-name="T231"><text:s/></text:span><text:span text:style-name="T233"><text:reference-ref text:reference-format="text" text:ref-name="Versie">22.04</text:reference-ref></text:span><text:span text:style-name="Strong_20_Emphasis"><text:span text:style-name="T251"><text:s/></text:span></text:span><text:span text:style-name="Strong_20_Emphasis"><text:span text:style-name="T252">LTS</text:span></text:span><text:span text:style-name="T72"> </text:span><text:span text:style-name="T231"><text:reference-ref text:reference-format="text" text:ref-name="Editie">Desktop</text:reference-ref></text:span><text:span text:style-name="T231"><text:s/>is voltooid.</text:span></text:p>
      <text:p text:style-name="P17"/>
      <text:p text:style-name="P7"><text:span text:style-name="Emphasis"><text:span text:style-name="T308">Geschreven </text:span></text:span><text:span text:style-name="Emphasis"><text:span text:style-name="T312">in </text:span></text:span><text:span text:style-name="Emphasis"><text:span text:style-name="T311">2022 </text:span></text:span><text:span text:style-name="Emphasis"><text:span text:style-name="T30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0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0">Creative Commons Publiek Domein Verklaring</text:span></text:span></text:a><text:span text:style-name="Emphasis"><text:span text:style-name="T3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, apple-system, BlinkMacSystemFont, 'Segoe UI', Roboto, Oxygen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2-11-30T09:22:24.188455631">30-1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1-30T09:22:24.068962334</dc:date>
    <meta:keyword>Installatie</meta:keyword>
    <meta:keyword>Checklist</meta:keyword>
    <meta:keyword>Linux</meta:keyword>
    <meta:editing-cycles>6572</meta:editing-cycles>
    <meta:editing-duration>P11DT15H5M53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6" meta:character-count="4976" meta:non-whitespace-character-count="4274"/>
    <meta:user-defined meta:name="Info 1"/>
    <meta:user-defined meta:name="Info 2"/>
    <meta:user-defined meta:name="Info 3"/>
    <meta:user-defined meta:name="Info 4"/>
  </office:meta>
</office:document-meta>
</file>